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gw_Electric</text:p>
          </table:table-cell>
          <table:table-cell office:value-type="string" calcext:value-type="string">
            <text:p>Dgw_Diesel</text:p>
          </table:table-cell>
          <table:table-cell office:value-type="string" calcext:value-type="string">
            <text:p>Dgw_Manual</text:p>
          </table:table-cell>
          <table:table-cell office:value-type="string" calcext:value-type="string">
            <text:p>Dgw_Others</text:p>
          </table:table-cell>
          <table:table-cell office:value-type="string" calcext:value-type="string">
            <text:p>Dgw_Total</text:p>
          </table:table-cell>
          <table:table-cell office:value-type="string" calcext:value-type="string">
            <text:p>Stw_Electric</text:p>
          </table:table-cell>
          <table:table-cell office:value-type="string" calcext:value-type="string">
            <text:p>Stw_Diesel</text:p>
          </table:table-cell>
          <table:table-cell office:value-type="string" calcext:value-type="string">
            <text:p>Stw_Manual</text:p>
          </table:table-cell>
          <table:table-cell office:value-type="string" calcext:value-type="string">
            <text:p>Stw_Others</text:p>
          </table:table-cell>
          <table:table-cell office:value-type="string" calcext:value-type="string">
            <text:p>Stw_Total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641968" calcext:value-type="float">
            <text:p>641968</text:p>
          </table:table-cell>
          <table:table-cell office:value-type="float" office:value="199400" calcext:value-type="float">
            <text:p>199400</text:p>
          </table:table-cell>
          <table:table-cell office:value-type="float" office:value="140122" calcext:value-type="float">
            <text:p>140122</text:p>
          </table:table-cell>
          <table:table-cell office:value-type="float" office:value="64300" calcext:value-type="float">
            <text:p>64300</text:p>
          </table:table-cell>
          <table:table-cell table:formula="of:=SUM([.B2:.E2])" office:value-type="float" office:value="1045790" calcext:value-type="float">
            <text:p>1045790</text:p>
          </table:table-cell>
          <table:table-cell office:value-type="float" office:value="90174" calcext:value-type="float">
            <text:p>90174</text:p>
          </table:table-cell>
          <table:table-cell office:value-type="float" office:value="15831" calcext:value-type="float">
            <text:p>15831</text:p>
          </table:table-cell>
          <table:table-cell/>
          <table:table-cell office:value-type="float" office:value="2410" calcext:value-type="float">
            <text:p>2410</text:p>
          </table:table-cell>
          <table:table-cell table:formula="of:=SUM([.G2:.J2])" office:value-type="float" office:value="108415" calcext:value-type="float">
            <text:p>108415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table:number-columns-repeated="4"/>
          <table:table-cell table:formula="of:=SUM([.B3:.E3])" office:value-type="float" office:value="0" calcext:value-type="float">
            <text:p>0</text:p>
          </table:table-cell>
          <table:table-cell table:number-columns-repeated="4"/>
          <table:table-cell table:formula="of:=SUM([.G3:.J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513" calcext:value-type="float">
            <text:p>513</text:p>
          </table:table-cell>
          <table:table-cell table:formula="of:=SUM([.B4:.E4])" office:value-type="float" office:value="1387" calcext:value-type="float">
            <text:p>1387</text:p>
          </table:table-cell>
          <table:table-cell office:value-type="float" office:value="635" calcext:value-type="float">
            <text:p>635</text:p>
          </table:table-cell>
          <table:table-cell office:value-type="float" office:value="13279" calcext:value-type="float">
            <text:p>13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G4:.J4])" office:value-type="float" office:value="13917" calcext:value-type="float">
            <text:p>13917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5496" calcext:value-type="float">
            <text:p>25496</text:p>
          </table:table-cell>
          <table:table-cell office:value-type="float" office:value="108028" calcext:value-type="float">
            <text:p>108028</text:p>
          </table:table-cell>
          <table:table-cell office:value-type="float" office:value="193814" calcext:value-type="float">
            <text:p>193814</text:p>
          </table:table-cell>
          <table:table-cell/>
          <table:table-cell table:formula="of:=SUM([.B5:.E5])" office:value-type="float" office:value="327338" calcext:value-type="float">
            <text:p>327338</text:p>
          </table:table-cell>
          <table:table-cell office:value-type="float" office:value="38974" calcext:value-type="float">
            <text:p>38974</text:p>
          </table:table-cell>
          <table:table-cell office:value-type="float" office:value="383454" calcext:value-type="float">
            <text:p>383454</text:p>
          </table:table-cell>
          <table:table-cell office:value-type="float" office:value="896" calcext:value-type="float">
            <text:p>896</text:p>
          </table:table-cell>
          <table:table-cell office:value-type="float" office:value="1433" calcext:value-type="float">
            <text:p>1433</text:p>
          </table:table-cell>
          <table:table-cell table:formula="of:=SUM([.G5:.J5])" office:value-type="float" office:value="424757" calcext:value-type="float">
            <text:p>424757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616" calcext:value-type="float">
            <text:p>1616</text:p>
          </table:table-cell>
          <table:table-cell office:value-type="float" office:value="183" calcext:value-type="float">
            <text:p>183</text:p>
          </table:table-cell>
          <table:table-cell office:value-type="float" office:value="2783" calcext:value-type="float">
            <text:p>2783</text:p>
          </table:table-cell>
          <table:table-cell office:value-type="float" office:value="282" calcext:value-type="float">
            <text:p>282</text:p>
          </table:table-cell>
          <table:table-cell table:formula="of:=SUM([.B7:.E7])" office:value-type="float" office:value="4864" calcext:value-type="float">
            <text:p>48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G7:.J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63884" calcext:value-type="float">
            <text:p>163884</text:p>
          </table:table-cell>
          <table:table-cell office:value-type="float" office:value="186434" calcext:value-type="float">
            <text:p>186434</text:p>
          </table:table-cell>
          <table:table-cell office:value-type="float" office:value="14186" calcext:value-type="float">
            <text:p>14186</text:p>
          </table:table-cell>
          <table:table-cell office:value-type="float" office:value="10636" calcext:value-type="float">
            <text:p>10636</text:p>
          </table:table-cell>
          <table:table-cell table:formula="of:=SUM([.B8:.E8])" office:value-type="float" office:value="375140" calcext:value-type="float">
            <text:p>375140</text:p>
          </table:table-cell>
          <table:table-cell office:value-type="float" office:value="3350" calcext:value-type="float">
            <text:p>3350</text:p>
          </table:table-cell>
          <table:table-cell office:value-type="float" office:value="1176" calcext:value-type="float">
            <text:p>117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SUM([.G8:.J8])"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6522" calcext:value-type="float">
            <text:p>36522</text:p>
          </table:table-cell>
          <table:table-cell office:value-type="float" office:value="2766" calcext:value-type="float">
            <text:p>2766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formula="of:=SUM([.B9:.E9])" office:value-type="float" office:value="39425" calcext:value-type="float">
            <text:p>39425</text:p>
          </table:table-cell>
          <table:table-cell office:value-type="float" office:value="226488" calcext:value-type="float">
            <text:p>226488</text:p>
          </table:table-cell>
          <table:table-cell office:value-type="float" office:value="129390" calcext:value-type="float">
            <text:p>12939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SUM([.G9:.J9])" office:value-type="float" office:value="355964" calcext:value-type="float">
            <text:p>355964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987" calcext:value-type="float">
            <text:p>987</text:p>
          </table:table-cell>
          <table:table-cell office:value-type="float" office:value="479" calcext:value-type="float">
            <text:p>479</text:p>
          </table:table-cell>
          <table:table-cell office:value-type="float" office:value="615" calcext:value-type="float">
            <text:p>615</text:p>
          </table:table-cell>
          <table:table-cell office:value-type="float" office:value="28" calcext:value-type="float">
            <text:p>28</text:p>
          </table:table-cell>
          <table:table-cell table:formula="of:=SUM([.B10:.E10])" office:value-type="float" office:value="2109" calcext:value-type="float">
            <text:p>2109</text:p>
          </table:table-cell>
          <table:table-cell office:value-type="float" office:value="647" calcext:value-type="float">
            <text:p>647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G10:.J10])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237" calcext:value-type="float">
            <text:p>237</text:p>
          </table:table-cell>
          <table:table-cell office:value-type="float" office:value="49" calcext:value-type="float">
            <text:p>49</text:p>
          </table:table-cell>
          <table:table-cell office:value-type="float" office:value="1038" calcext:value-type="float">
            <text:p>1038</text:p>
          </table:table-cell>
          <table:table-cell office:value-type="float" office:value="12" calcext:value-type="float">
            <text:p>12</text:p>
          </table:table-cell>
          <table:table-cell table:formula="of:=SUM([.B11:.E11])" office:value-type="float" office:value="1336" calcext:value-type="float">
            <text:p>1336</text:p>
          </table:table-cell>
          <table:table-cell office:value-type="float" office:value="660" calcext:value-type="float">
            <text:p>6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G11:.J11])"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02793" calcext:value-type="float">
            <text:p>302793</text:p>
          </table:table-cell>
          <table:table-cell office:value-type="float" office:value="42384" calcext:value-type="float">
            <text:p>42384</text:p>
          </table:table-cell>
          <table:table-cell office:value-type="float" office:value="32964" calcext:value-type="float">
            <text:p>32964</text:p>
          </table:table-cell>
          <table:table-cell office:value-type="float" office:value="23216" calcext:value-type="float">
            <text:p>23216</text:p>
          </table:table-cell>
          <table:table-cell table:formula="of:=SUM([.B13:.E13])" office:value-type="float" office:value="401357" calcext:value-type="float">
            <text:p>401357</text:p>
          </table:table-cell>
          <table:table-cell office:value-type="float" office:value="39912" calcext:value-type="float">
            <text:p>39912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table:formula="of:=SUM([.G13:.J13])" office:value-type="float" office:value="40923" calcext:value-type="float">
            <text:p>40923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table:number-columns-repeated="3"/>
          <table:table-cell office:value-type="float" office:value="124021" calcext:value-type="float">
            <text:p>124021</text:p>
          </table:table-cell>
          <table:table-cell table:formula="of:=SUM([.B14:.E14])" office:value-type="float" office:value="124021" calcext:value-type="float">
            <text:p>124021</text:p>
          </table:table-cell>
          <table:table-cell table:number-columns-repeated="4"/>
          <table:table-cell table:formula="of:=SUM([.G14:.J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69974" calcext:value-type="float">
            <text:p>469974</text:p>
          </table:table-cell>
          <table:table-cell office:value-type="float" office:value="131483" calcext:value-type="float">
            <text:p>131483</text:p>
          </table:table-cell>
          <table:table-cell office:value-type="float" office:value="342257" calcext:value-type="float">
            <text:p>342257</text:p>
          </table:table-cell>
          <table:table-cell office:value-type="float" office:value="13233" calcext:value-type="float">
            <text:p>13233</text:p>
          </table:table-cell>
          <table:table-cell table:formula="of:=SUM([.B15:.E15])" office:value-type="float" office:value="956947" calcext:value-type="float">
            <text:p>956947</text:p>
          </table:table-cell>
          <table:table-cell office:value-type="float" office:value="21993" calcext:value-type="float">
            <text:p>21993</text:p>
          </table:table-cell>
          <table:table-cell office:value-type="float" office:value="327" calcext:value-type="float">
            <text:p>327</text:p>
          </table:table-cell>
          <table:table-cell office:value-type="float" office:value="135" calcext:value-type="float">
            <text:p>135</text:p>
          </table:table-cell>
          <table:table-cell office:value-type="float" office:value="234" calcext:value-type="float">
            <text:p>234</text:p>
          </table:table-cell>
          <table:table-cell table:formula="of:=SUM([.G15:.J15])" office:value-type="float" office:value="22689" calcext:value-type="float">
            <text:p>22689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812637" calcext:value-type="float">
            <text:p>812637</text:p>
          </table:table-cell>
          <table:table-cell office:value-type="float" office:value="163435" calcext:value-type="float">
            <text:p>163435</text:p>
          </table:table-cell>
          <table:table-cell office:value-type="float" office:value="75061" calcext:value-type="float">
            <text:p>75061</text:p>
          </table:table-cell>
          <table:table-cell office:value-type="float" office:value="45559" calcext:value-type="float">
            <text:p>45559</text:p>
          </table:table-cell>
          <table:table-cell table:formula="of:=SUM([.B16:.E16])" office:value-type="float" office:value="1096692" calcext:value-type="float">
            <text:p>1096692</text:p>
          </table:table-cell>
          <table:table-cell office:value-type="float" office:value="3991" calcext:value-type="float">
            <text:p>3991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table:formula="of:=SUM([.G16:.J16])"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table:number-columns-repeated="4"/>
          <table:table-cell table:formula="of:=SUM([.B17:.E17])" office:value-type="float" office:value="0" calcext:value-type="float">
            <text:p>0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/>
          <table:table-cell table:formula="of:=SUM([.G17:.J17])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formula="of:=SUM([.B18:.E18])" office:value-type="float" office:value="49" calcext:value-type="float">
            <text:p>49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/>
          <table:table-cell table:formula="of:=SUM([.G18:.J18])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table:number-columns-repeated="4"/>
          <table:table-cell table:formula="of:=SUM([.B19:.E19])" office:value-type="float" office:value="0" calcext:value-type="float">
            <text:p>0</text:p>
          </table:table-cell>
          <table:table-cell table:number-columns-repeated="4"/>
          <table:table-cell table:formula="of:=SUM([.G19: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SUM([.B20:.E20])" office:value-type="float" office:value="287" calcext:value-type="float">
            <text:p>287</text:p>
          </table:table-cell>
          <table:table-cell table:number-columns-repeated="4"/>
          <table:table-cell table:formula="of:=SUM([.G20:.J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8592" calcext:value-type="float">
            <text:p>8592</text:p>
          </table:table-cell>
          <table:table-cell office:value-type="float" office:value="5226" calcext:value-type="float">
            <text:p>5226</text:p>
          </table:table-cell>
          <table:table-cell office:value-type="float" office:value="190353" calcext:value-type="float">
            <text:p>190353</text:p>
          </table:table-cell>
          <table:table-cell office:value-type="float" office:value="23069" calcext:value-type="float">
            <text:p>23069</text:p>
          </table:table-cell>
          <table:table-cell table:formula="of:=SUM([.B21:.E21])" office:value-type="float" office:value="227240" calcext:value-type="float">
            <text:p>227240</text:p>
          </table:table-cell>
          <table:table-cell office:value-type="float" office:value="4706" calcext:value-type="float">
            <text:p>4706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SUM([.G21:.J21])" office:value-type="float" office:value="5848" calcext:value-type="float">
            <text:p>5848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2597" calcext:value-type="float">
            <text:p>2597</text:p>
          </table:table-cell>
          <table:table-cell office:value-type="float" office:value="2155" calcext:value-type="float">
            <text:p>2155</text:p>
          </table:table-cell>
          <table:table-cell office:value-type="float" office:value="2035" calcext:value-type="float">
            <text:p>2035</text:p>
          </table:table-cell>
          <table:table-cell office:value-type="float" office:value="248" calcext:value-type="float">
            <text:p>248</text:p>
          </table:table-cell>
          <table:table-cell table:formula="of:=SUM([.B22:.E22])" office:value-type="float" office:value="7035" calcext:value-type="float">
            <text:p>7035</text:p>
          </table:table-cell>
          <table:table-cell office:value-type="float" office:value="484581" calcext:value-type="float">
            <text:p>484581</text:p>
          </table:table-cell>
          <table:table-cell office:value-type="float" office:value="236634" calcext:value-type="float">
            <text:p>236634</text:p>
          </table:table-cell>
          <table:table-cell office:value-type="float" office:value="126165" calcext:value-type="float">
            <text:p>126165</text:p>
          </table:table-cell>
          <table:table-cell office:value-type="float" office:value="22595" calcext:value-type="float">
            <text:p>22595</text:p>
          </table:table-cell>
          <table:table-cell table:formula="of:=SUM([.G22:.J22])" office:value-type="float" office:value="869975" calcext:value-type="float">
            <text:p>869975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table:number-columns-repeated="4"/>
          <table:table-cell table:formula="of:=SUM([.B23:.E23])" office:value-type="float" office:value="0" calcext:value-type="float">
            <text:p>0</text:p>
          </table:table-cell>
          <table:table-cell table:number-columns-repeated="4"/>
          <table:table-cell table:formula="of:=SUM([.G23:.J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4"/>
          <table:table-cell table:formula="of:=SUM([.B24:.E24])" office:value-type="float" office:value="0" calcext:value-type="float">
            <text:p>0</text:p>
          </table:table-cell>
          <table:table-cell table:number-columns-repeated="4"/>
          <table:table-cell table:formula="of:=SUM([.G24:.J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720310" calcext:value-type="float">
            <text:p>720310</text:p>
          </table:table-cell>
          <table:table-cell office:value-type="float" office:value="243894" calcext:value-type="float">
            <text:p>243894</text:p>
          </table:table-cell>
          <table:table-cell office:value-type="float" office:value="330620" calcext:value-type="float">
            <text:p>330620</text:p>
          </table:table-cell>
          <table:table-cell office:value-type="float" office:value="51401" calcext:value-type="float">
            <text:p>51401</text:p>
          </table:table-cell>
          <table:table-cell table:formula="of:=SUM([.B25:.E25])" office:value-type="float" office:value="1346225" calcext:value-type="float">
            <text:p>1346225</text:p>
          </table:table-cell>
          <table:table-cell office:value-type="float" office:value="67883" calcext:value-type="float">
            <text:p>67883</text:p>
          </table:table-cell>
          <table:table-cell office:value-type="float" office:value="27381" calcext:value-type="float">
            <text:p>2738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SUM([.G25:.J25])" office:value-type="float" office:value="95373" calcext:value-type="float">
            <text:p>95373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70" calcext:value-type="float">
            <text:p>70</text:p>
          </table:table-cell>
          <table:table-cell table:formula="of:=SUM([.B26:.E26])" office:value-type="float" office:value="956" calcext:value-type="float">
            <text:p>95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213" calcext:value-type="float">
            <text:p>6213</text:p>
          </table:table-cell>
          <table:table-cell table:formula="of:=SUM([.G26:.J26])" office:value-type="float" office:value="6316" calcext:value-type="float">
            <text:p>6316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626" calcext:value-type="float">
            <text:p>4626</text:p>
          </table:table-cell>
          <table:table-cell office:value-type="float" office:value="46208" calcext:value-type="float">
            <text:p>46208</text:p>
          </table:table-cell>
          <table:table-cell office:value-type="float" office:value="177389" calcext:value-type="float">
            <text:p>177389</text:p>
          </table:table-cell>
          <table:table-cell office:value-type="float" office:value="17667" calcext:value-type="float">
            <text:p>17667</text:p>
          </table:table-cell>
          <table:table-cell table:formula="of:=SUM([.B27:.E27])" office:value-type="float" office:value="245890" calcext:value-type="float">
            <text:p>245890</text:p>
          </table:table-cell>
          <table:table-cell office:value-type="float" office:value="363717" calcext:value-type="float">
            <text:p>363717</text:p>
          </table:table-cell>
          <table:table-cell office:value-type="float" office:value="1230670" calcext:value-type="float">
            <text:p>1230670</text:p>
          </table:table-cell>
          <table:table-cell office:value-type="float" office:value="380" calcext:value-type="float">
            <text:p>380</text:p>
          </table:table-cell>
          <table:table-cell office:value-type="float" office:value="24745" calcext:value-type="float">
            <text:p>24745</text:p>
          </table:table-cell>
          <table:table-cell table:formula="of:=SUM([.G27:.J27])" office:value-type="float" office:value="1619512" calcext:value-type="float">
            <text:p>1619512</text:p>
          </table:table-cell>
        </table:table-row>
        <table:table-row table:style-name="ro1">
          <table:table-cell office:value-type="string" calcext:value-type="string">
            <text:p>Uttaranch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93" calcext:value-type="float">
            <text:p>93</text:p>
          </table:table-cell>
          <table:table-cell office:value-type="float" office:value="10857" calcext:value-type="float">
            <text:p>10857</text:p>
          </table:table-cell>
          <table:table-cell office:value-type="float" office:value="49986" calcext:value-type="float">
            <text:p>49986</text:p>
          </table:table-cell>
          <table:table-cell office:value-type="float" office:value="2452" calcext:value-type="float">
            <text:p>2452</text:p>
          </table:table-cell>
          <table:table-cell table:formula="of:=SUM([.B29:.E29])" office:value-type="float" office:value="63388" calcext:value-type="float">
            <text:p>63388</text:p>
          </table:table-cell>
          <table:table-cell office:value-type="float" office:value="33237" calcext:value-type="float">
            <text:p>33237</text:p>
          </table:table-cell>
          <table:table-cell office:value-type="float" office:value="323621" calcext:value-type="float">
            <text:p>323621</text:p>
          </table:table-cell>
          <table:table-cell office:value-type="float" office:value="8163" calcext:value-type="float">
            <text:p>8163</text:p>
          </table:table-cell>
          <table:table-cell office:value-type="float" office:value="1521" calcext:value-type="float">
            <text:p>1521</text:p>
          </table:table-cell>
          <table:table-cell table:formula="of:=SUM([.G29:.J29])" office:value-type="float" office:value="366542" calcext:value-type="float">
            <text:p>366542</text:p>
          </table:table-cell>
        </table:table-row>
        <table:table-row table:style-name="ro1">
          <table:table-cell office:value-type="string" calcext:value-type="string">
            <text:p>Andaman &amp; Nicobar</text:p>
          </table:table-cell>
          <table:table-cell table:number-columns-repeated="4"/>
          <table:table-cell table:formula="of:=SUM([.B30:.E30])" office:value-type="float" office:value="0" calcext:value-type="float">
            <text:p>0</text:p>
          </table:table-cell>
          <table:table-cell table:number-columns-repeated="4"/>
          <table:table-cell table:formula="of:=SUM([.G30:.J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formula="of:=SUM([.B31:.E31])"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G31:.J31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Dadra &amp; Nagar Haveli</text:p>
          </table:table-cell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B32:.E32])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formula="of:=SUM([.G32:.J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office:value-type="float" office:value="547" calcext:value-type="float">
            <text:p>547</text:p>
          </table:table-cell>
          <table:table-cell office:value-type="float" office:value="207" calcext:value-type="float">
            <text:p>20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SUM([.B33:.E33])" office:value-type="float" office:value="881" calcext:value-type="float">
            <text:p>88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G33:.J3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table:number-columns-repeated="4"/>
          <table:table-cell table:formula="of:=SUM([.B34:.E34])" office:value-type="float" office:value="0" calcext:value-type="float">
            <text:p>0</text:p>
          </table:table-cell>
          <table:table-cell office:value-type="float" office:value="10597" calcext:value-type="float">
            <text:p>10597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SUM([.G34:.J34])" office:value-type="float" office:value="14152" calcext:value-type="float">
            <text:p>14152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table:number-columns-repeated="4"/>
          <table:table-cell table:formula="of:=SUM([.B35:.E35])" office:value-type="float" office:value="0" calcext:value-type="float">
            <text:p>0</text:p>
          </table:table-cell>
          <table:table-cell table:number-columns-repeated="4"/>
          <table:table-cell table:formula="of:=SUM([.G35:.J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5211" calcext:value-type="float">
            <text:p>52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B36:.E36])" office:value-type="float" office:value="5236" calcext:value-type="float">
            <text:p>5236</text:p>
          </table:table-cell>
          <table:table-cell office:value-type="float" office:value="1039" calcext:value-type="float">
            <text:p>10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G36:.J36])"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198269" calcext:value-type="float">
            <text:p>3198269</text:p>
          </table:table-cell>
          <table:table-cell office:value-type="float" office:value="1143246" calcext:value-type="float">
            <text:p>1143246</text:p>
          </table:table-cell>
          <table:table-cell office:value-type="float" office:value="1555472" calcext:value-type="float">
            <text:p>1555472</text:p>
          </table:table-cell>
          <table:table-cell office:value-type="float" office:value="376842" calcext:value-type="float">
            <text:p>376842</text:p>
          </table:table-cell>
          <table:table-cell table:formula="of:=SUM([.B37:.E37])" office:value-type="float" office:value="6273829" calcext:value-type="float">
            <text:p>6273829</text:p>
          </table:table-cell>
          <table:table-cell office:value-type="float" office:value="1392828" calcext:value-type="float">
            <text:p>1392828</text:p>
          </table:table-cell>
          <table:table-cell office:value-type="float" office:value="2367505" calcext:value-type="float">
            <text:p>2367505</text:p>
          </table:table-cell>
          <table:table-cell office:value-type="float" office:value="136401" calcext:value-type="float">
            <text:p>136401</text:p>
          </table:table-cell>
          <table:table-cell office:value-type="float" office:value="60828" calcext:value-type="float">
            <text:p>60828</text:p>
          </table:table-cell>
          <table:table-cell table:formula="of:=SUM([.G37:.J37])" office:value-type="float" office:value="3957562" calcext:value-type="float">
            <text:p>3957562</text:p>
          </table:table-cell>
        </table:table-row>
        <table:table-row table:style-name="ro1">
          <table:table-cell/>
          <table:table-cell table:formula="of:=SUM([.B2:.B36])" office:value-type="float" office:value="3198269" calcext:value-type="float">
            <text:p>3198269</text:p>
          </table:table-cell>
          <table:table-cell table:formula="of:=SUM([.C2:.C36])" office:value-type="float" office:value="1143244" calcext:value-type="float">
            <text:p>1143244</text:p>
          </table:table-cell>
          <table:table-cell table:formula="of:=SUM([.D2:.D36])" office:value-type="float" office:value="1555472" calcext:value-type="float">
            <text:p>1555472</text:p>
          </table:table-cell>
          <table:table-cell table:formula="of:=SUM([.E2:.E36])" office:value-type="float" office:value="376842" calcext:value-type="float">
            <text:p>376842</text:p>
          </table:table-cell>
          <table:table-cell table:formula="of:=SUM([.F2:.F36])" office:value-type="float" office:value="6273827" calcext:value-type="float">
            <text:p>6273827</text:p>
          </table:table-cell>
          <table:table-cell table:formula="of:=SUM([.G2:.G36])" office:value-type="float" office:value="1392828" calcext:value-type="float">
            <text:p>1392828</text:p>
          </table:table-cell>
          <table:table-cell table:formula="of:=SUM([.H2:.H36])" office:value-type="float" office:value="2367505" calcext:value-type="float">
            <text:p>2367505</text:p>
          </table:table-cell>
          <table:table-cell table:formula="of:=SUM([.I2:.I36])" office:value-type="float" office:value="136401" calcext:value-type="float">
            <text:p>136401</text:p>
          </table:table-cell>
          <table:table-cell table:formula="of:=SUM([.J2:.J36])" office:value-type="float" office:value="60828" calcext:value-type="float">
            <text:p>60828</text:p>
          </table:table-cell>
          <table:table-cell table:formula="of:=SUM([.K2:.K36])" office:value-type="float" office:value="3957562" calcext:value-type="float">
            <text:p>3957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13:16:18.422719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22T14:41:04.622790248</meta:creation-date>
    <dc:date>2015-06-23T13:23:43.953293982</dc:date>
    <dc:creator>simon </dc:creator>
    <meta:editing-duration>PT20M50S</meta:editing-duration>
    <meta:editing-cycles>5</meta:editing-cycles>
    <meta:generator>LibreOffice/4.1.6.2$Linux_X86_64 LibreOffice_project/410$Build-2</meta:generator>
    <meta:document-statistic meta:table-count="1" meta:cell-count="286" meta:object-count="0"/>
  </office:meta>
</office:document-meta>
</file>